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P1" style:family="paragraph" style:parent-style-name="Title">
      <style:text-properties officeooo:rsid="0007a11f" officeooo:paragraph-rsid="0007a11f"/>
    </style:style>
    <style:style style:name="P2" style:family="paragraph" style:parent-style-name="Title">
      <style:paragraph-properties fo:break-before="page"/>
      <style:text-properties officeooo:rsid="000f469c" officeooo:paragraph-rsid="000f469c"/>
    </style:style>
    <style:style style:name="P3" style:family="paragraph" style:parent-style-name="normal">
      <style:paragraph-properties fo:line-height="200%"/>
      <style:text-properties officeooo:rsid="000f469c" officeooo:paragraph-rsid="000f469c"/>
    </style:style>
    <style:style style:name="P4" style:family="paragraph" style:parent-style-name="Heading_20_1">
      <style:paragraph-properties fo:line-height="200%" fo:text-align="center" style:justify-single-word="false"/>
    </style:style>
    <style:style style:name="P5" style:family="paragraph" style:parent-style-name="Heading_20_2">
      <style:paragraph-properties fo:line-height="200%" fo:text-align="center" style:justify-single-word="false"/>
    </style:style>
    <style:style style:name="P6" style:family="paragraph" style:parent-style-name="Title" style:master-page-name="Standard">
      <style:paragraph-properties fo:line-height="200%" fo:text-align="center" style:justify-single-word="false" style:page-number="0"/>
      <style:text-properties fo:font-size="29pt" style:font-size-asian="29pt" style:font-size-complex="29pt"/>
    </style:style>
    <style:style style:name="P7" style:family="paragraph" style:parent-style-name="Title">
      <style:paragraph-properties fo:line-height="200%" fo:text-align="center" style:justify-single-word="false"/>
      <style:text-properties fo:font-size="29pt" style:font-size-asian="29pt" style:font-size-complex="29pt"/>
    </style:style>
    <style:style style:name="P8" style:family="paragraph" style:parent-style-name="Title">
      <style:paragraph-properties fo:line-height="200%" fo:text-align="center" style:justify-single-word="false"/>
    </style:style>
    <style:style style:name="P9" style:family="paragraph" style:parent-style-name="Title">
      <style:paragraph-properties fo:line-height="115%" fo:text-align="center" style:justify-single-word="false"/>
    </style:style>
    <style:style style:name="P10" style:family="paragraph" style:parent-style-name="normal">
      <style:paragraph-properties fo:line-height="200%"/>
      <style:text-properties fo:font-size="14pt" style:font-size-asian="14pt" style:font-size-complex="14pt"/>
    </style:style>
    <style:style style:name="P11" style:family="paragraph" style:parent-style-name="normal">
      <style:paragraph-properties fo:line-height="200%"/>
    </style:style>
    <style:style style:name="P12" style:family="paragraph" style:parent-style-name="normal">
      <style:paragraph-properties fo:line-height="200%"/>
      <style:text-properties officeooo:rsid="000f469c" officeooo:paragraph-rsid="000f469c"/>
    </style:style>
    <style:style style:name="T1" style:family="text">
      <style:text-properties fo:font-size="8pt" style:font-size-asian="8pt" style:font-size-complex="8pt"/>
    </style:style>
    <style:style style:name="T2" style:family="text">
      <style:text-properties fo:font-size="29pt" style:font-size-asian="29pt" style:font-size-complex="29pt"/>
    </style:style>
    <style:style style:name="T3" style:family="text">
      <style:text-properties fo:font-size="20pt" style:font-size-asian="20pt" style:font-size-complex="20pt"/>
    </style:style>
    <style:style style:name="T4" style:family="text">
      <style:text-properties fo:font-size="20pt" officeooo:rsid="000732fe" style:font-size-asian="20pt" style:font-size-complex="20pt"/>
    </style:style>
    <style:style style:name="T5" style:family="text">
      <style:text-properties fo:font-size="18pt" style:font-size-asian="18pt" style:font-size-complex="18pt"/>
    </style:style>
    <style:style style:name="T6" style:family="text">
      <style:text-properties fo:font-size="15pt" style:font-size-asian="15pt" style:font-size-complex="15pt"/>
    </style:style>
    <style:style style:name="T7" style:family="text">
      <style:text-properties fo:font-size="14pt" style:font-size-asian="14pt" style:font-size-complex="14pt"/>
    </style:style>
    <style:style style:name="T8" style:family="text">
      <style:text-properties officeooo:rsid="000fabfc"/>
    </style:style>
    <style:style style:name="T9" style:family="text">
      <style:text-properties officeooo:rsid="001057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2"><text:bookmark text:name="_z2ffbpffkbuy"/></text:p>
      <text:p text:style-name="P7" loext:marker-style-name="T2"><text:bookmark text:name="_jqgdb9xrx7jp"/></text:p>
      <text:p text:style-name="P7" loext:marker-style-name="T2"><text:bookmark text:name="_98m2vq1bttt3"/></text:p>
      <text:p text:style-name="P8" loext:marker-style-name="T3"><text:span text:style-name="T4">UMass Amherst CHC Honors Thesis</text:span><text:span text:style-name="T3"> </text:span></text:p>
      <text:p text:style-name="P9" loext:marker-style-name="T3"><text:bookmark text:name="_rt7kdmmo5xvg"/><text:span text:style-name="T3">Comparing and Contrasting Performance Metrics for RUST and C/C++ </text:span><text:span text:style-name="T4">on the x86 Architecture.</text:span></text:p>
      <text:p text:style-name="P4" loext:marker-style-name="T5"><text:bookmark text:name="_xal6lbf155ab"/><text:span text:style-name="T5">Kushagra Srivastava</text:span><text:span text:style-name="T5"/></text:p>
      <text:p text:style-name="P5" loext:marker-style-name="T6"><text:bookmark text:name="_7rch0ess1tjb"/><text:span text:style-name="T6">Under Guidance of Prof. Meng-Chieh Chiu</text:span><text:span text:style-name="T6"/></text:p>
      <text:p text:style-name="P10" loext:marker-style-name="T7"/>
      <text:p text:style-name="P10" loext:marker-style-name="T7"/>
      <text:p text:style-name="P10" loext:marker-style-name="T7"/>
      <text:p text:style-name="P10" loext:marker-style-name="T7"/>
      <text:p text:style-name="P10" loext:marker-style-name="T7"/>
      <text:p text:style-name="P11" loext:marker-style-name="T7"/>
      <text:p text:style-name="P11" loext:marker-style-name="T7"/>
      <text:p text:style-name="P1"><text:soft-page-break/>Table of Contents</text:p>
      <text:p text:style-name="P2">Introduction</text:p>
      <text:p text:style-name="P3"><text:tab/>Computers are an intricate piece of machinery, wherein decades of development and contributions have shaped the field to what it is today. <text:span text:style-name="T8">What started as an electronic method of crunching numbers in its infancy has evolved to the primary method of data exchange and communications today. These developments have taken place at various stages of computationL from low-level systems that communicate directly with the hardware, to high-level code such as Artificial Intelligence or Webpages on the Internet. Decades of contributions to all these different levels of computation </text:span><text:span text:style-name="T9">have rendered the systems that we use daily. My research project attempts to dive into developing an intricate understanding of the nature of computing, specifically lower-level code in the context of different programming languges. </text:span></text:p>
      <text:p text:style-name="P3"><text:tab/><text:span text:style-name="T9">The following Honors Thesis attempts to compare between two programming languages: RUST and C++. These are both languages that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font-size="8pt" style:font-size-asian="8pt" style:font-size-complex="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normal"/>
      </style:header-first>
      <style:footer>
        <text:p text:style-name="normal" loext:marker-style-name="MT1"><text:span text:style-name="MT1">Page </text:span><text:page-number text:select-page="current">2</text:page-number></text:p>
      </style:footer>
      <style:footer-first>
        <text:p text:style-name="normal"/>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27T13:39:31.082077006</dc:date>
    <meta:editing-duration>PT14H27M18S</meta:editing-duration>
    <meta:editing-cycles>5</meta:editing-cycles>
    <meta:generator>LibreOffice/24.2.2.2$MacOSX_AARCH64 LibreOffice_project/d56cc158d8a96260b836f100ef4b4ef25d6f1a01</meta:generator>
    <meta:document-statistic meta:table-count="0" meta:image-count="0" meta:object-count="0" meta:page-count="3" meta:paragraph-count="9" meta:word-count="172" meta:character-count="1153" meta:non-whitespace-character-count="985"/>
  </office:meta>
</office:document-meta>
</file>